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1T20:07:37.529044422</dc:date>
    <meta:editing-duration>PT4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4" meta:character-count="368" meta:non-whitespace-character-count="341"/>
  </office:meta>
</office:document-meta>
</file>